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Arial" svg:font-family="Arial"/>
    <style:font-face style:name="Calibri1" svg:font-family="Calibri"/>
    <style:font-face style:name="Cambria Math" svg:font-family="'Cambria Math'"/>
    <style:font-face style:name="Liberation Serif" svg:font-family="'Liberation Serif'"/>
    <style:font-face style:name="Segoe UI Symbol" svg:font-family="'Segoe UI Symbol'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013cm" fo:margin-left="0cm" table:align="left" style:may-break-between-rows="true" style:writing-mode="lr-tb"/>
    </style:style>
    <style:style style:name="Tableau1.A" style:family="table-column">
      <style:table-column-properties style:column-width="8.156cm"/>
    </style:style>
    <style:style style:name="Tableau1.B" style:family="table-column">
      <style:table-column-properties style:column-width="4.36cm"/>
    </style:style>
    <style:style style:name="Tableau1.C" style:family="table-column">
      <style:table-column-properties style:column-width="0.079cm"/>
    </style:style>
    <style:style style:name="Tableau1.D" style:family="table-column">
      <style:table-column-properties style:column-width="4.417cm"/>
    </style:style>
    <style:style style:name="Tableau1.A1" style:family="table-cell">
      <style:table-cell-properties fo:background-color="#81d41a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eau1.A3" style:family="table-cell">
      <style:table-cell-properties fo:background-color="#ff6d6d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eau1.A6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eau1.16" style:family="table-row">
      <style:table-row-properties style:min-row-height="2.969cm"/>
    </style:style>
    <style:style style:name="Tableau1.A17" style:family="table-cell">
      <style:table-cell-properties fo:background-color="#ff6d6d" fo:padding-left="0.095cm" fo:padding-right="0.095cm" fo:padding-top="0cm" fo:padding-bottom="0cm" fo:border-left="0.002cm solid #000000" fo:border-right="0.002cm solid #000000" fo:border-top="none" fo:border-bottom="0.002cm solid #000000" fo:vertical-align="top">
        <style:background-image/>
      </style:table-cell-properties>
    </style:style>
    <style:style style:name="Tableau2" style:family="table">
      <style:table-properties style:width="17.022cm" fo:margin-left="0cm" table:align="left" style:may-break-between-rows="true" style:writing-mode="lr-tb"/>
    </style:style>
    <style:style style:name="Tableau2.A" style:family="table-column">
      <style:table-column-properties style:column-width="1.744cm"/>
    </style:style>
    <style:style style:name="Tableau2.B" style:family="table-column">
      <style:table-column-properties style:column-width="4.046cm"/>
    </style:style>
    <style:style style:name="Tableau2.C" style:family="table-column">
      <style:table-column-properties style:column-width="2.205cm"/>
    </style:style>
    <style:style style:name="Tableau2.D" style:family="table-column">
      <style:table-column-properties style:column-width="5.997cm"/>
    </style:style>
    <style:style style:name="Tableau2.E" style:family="table-column">
      <style:table-column-properties style:column-width="3.029cm"/>
    </style:style>
    <style:style style:name="Tableau2.A1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eau2.B2" style:family="table-cell">
      <style:table-cell-properties fo:background-color="#81d41a" fo:padding-left="0.095cm" fo:padding-right="0.095cm" fo:padding-top="0cm" fo:padding-bottom="0cm" fo:border="0.002cm solid #000000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fo:background-color="transparent" style:font-name-asian="Liberation Serif" style:font-name-complex="Liberation Serif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line-height="100%" fo:text-align="start" style:justify-single-word="false"/>
      <style:text-properties fo:color="#c9211e" style:font-name="Liberation Serif" fo:font-size="12pt" fo:font-weight="bold" fo:background-color="transparent" style:font-name-asian="Liberation Serif" style:font-name-complex="Liberation Serif"/>
    </style:style>
    <style:style style:name="P6" style:family="paragraph" style:parent-style-name="Standard">
      <style:paragraph-properties fo:line-height="100%" fo:text-align="start" style:justify-single-word="false"/>
      <style:text-properties fo:color="#000000" style:font-name="Liberation Serif" fo:font-size="12pt" fo:font-weight="normal" fo:background-color="transparent" style:font-name-asian="Liberation Serif" style:font-name-complex="Liberation Serif"/>
    </style:style>
    <style:style style:name="T1" style:family="text"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T2" style:family="text"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T3" style:family="text">
      <style:text-properties style:use-window-font-color="true" style:font-name="Liberation Serif" fo:font-size="12pt" fo:font-weight="bold" fo:background-color="transparent" style:font-name-asian="Liberation Serif" style:font-name-complex="Liberation Serif"/>
    </style:style>
    <style:style style:name="T4" style:family="text">
      <style:text-properties style:use-window-font-color="true" style:font-name="Segoe UI Symbol" fo:font-size="12pt" fo:font-weight="normal" fo:background-color="transparent" style:font-name-asian="Segoe UI Symbol" style:font-name-complex="Segoe UI Symbol"/>
    </style:style>
    <style:style style:name="T5" style:family="text">
      <style:text-properties style:use-window-font-color="true" style:font-name="Cambria Math" fo:font-size="12pt" fo:font-weight="normal" fo:background-color="transparent" style:font-name-asian="Cambria Math" style:font-name-complex="Cambria Math"/>
    </style:style>
    <style:style style:name="T6" style:family="text">
      <style:text-properties fo:color="#0000ff" style:font-name="Liberation Serif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Liberation Serif" style:font-name-complex="Liberation Serif"/>
    </style:style>
    <style:style style:name="T7" style:family="text">
      <style:text-properties fo:color="#c9211e" style:font-name="Liberation Serif" fo:font-size="12pt" fo:font-weight="bold" fo:background-color="transparent" style:font-name-asian="Liberation Serif" style:font-name-complex="Liberation Serif"/>
    </style:style>
    <style:style style:name="T8" style:family="text">
      <style:text-properties fo:color="#c9211e" style:font-name="Cambria Math" fo:font-size="12pt" fo:font-weight="bold" fo:background-color="transparent" style:font-name-asian="Cambria Math" style:font-name-complex="Cambria Math"/>
    </style:style>
    <style:style style:name="T9" style:family="text">
      <style:text-properties fo:color="#000000" style:font-name="Liberation Serif" fo:font-size="12pt" fo:font-weight="normal" fo:background-color="transparent" style:font-name-asian="Liberation Serif" style:font-name-complex="Liberation Serif"/>
    </style:style>
    <style:style style:name="T10" style:family="text">
      <style:text-properties fo:color="#000000" style:font-name="Arial" fo:font-size="12pt" fo:font-weight="normal" fo:background-color="transparent" style:font-name-asian="Arial" style:font-name-complex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2">./analog nomfichier.log</text:p>
          </table:table-cell>
          <table:table-cell table:style-name="Tableau1.A1" table:number-columns-spanned="2" office:value-type="string">
            <text:p text:style-name="P4"/>
          </table:table-cell>
          <table:covered-table-cell/>
          <table:table-cell table:style-name="Tableau1.A1" office:value-type="string">
            <text:p text:style-name="P4"/>
          </table:table-cell>
        </table:table-row>
        <table:table-row>
          <table:table-cell table:style-name="Tableau1.A1" office:value-type="string">
            <text:p text:style-name="P2">./analog nomfichier.txt</text:p>
          </table:table-cell>
          <table:table-cell table:style-name="Tableau1.A1" table:number-columns-spanned="2" office:value-type="string">
            <text:p text:style-name="P4"/>
          </table:table-cell>
          <table:covered-table-cell/>
          <table:table-cell table:style-name="Tableau1.A1" office:value-type="string">
            <text:p text:style-name="P4"/>
          </table:table-cell>
        </table:table-row>
        <table:table-row>
          <table:table-cell table:style-name="Tableau1.A3" office:value-type="string">
            <text:p text:style-name="P2">./analog</text:p>
          </table:table-cell>
          <table:table-cell table:style-name="Tableau1.A3" table:number-columns-spanned="2" office:value-type="string">
            <text:p text:style-name="P2">Argument invalide</text:p>
          </table:table-cell>
          <table:covered-table-cell/>
          <table:table-cell table:style-name="Tableau1.A3" office:value-type="string">
            <text:p text:style-name="P4"/>
          </table:table-cell>
        </table:table-row>
        <table:table-row>
          <table:table-cell table:style-name="Tableau1.A3" office:value-type="string">
            <text:p text:style-name="P2">./analog nomfichier.log toto tutu</text:p>
          </table:table-cell>
          <table:table-cell table:style-name="Tableau1.A3" table:number-columns-spanned="2" office:value-type="string">
            <text:p text:style-name="P2">Trop d’arguments</text:p>
          </table:table-cell>
          <table:covered-table-cell/>
          <table:table-cell table:style-name="Tableau1.A3" office:value-type="string">
            <text:p text:style-name="P4"/>
          </table:table-cell>
        </table:table-row>
        <table:table-row>
          <table:table-cell table:style-name="Tableau1.A3" office:value-type="string">
            <text:p text:style-name="P2">./analog nomfichier.dot</text:p>
          </table:table-cell>
          <table:table-cell table:style-name="Tableau1.A3" table:number-columns-spanned="2" office:value-type="string">
            <text:p text:style-name="P2">Extension incorrecte (.txt ou .log attendu)</text:p>
          </table:table-cell>
          <table:covered-table-cell/>
          <table:table-cell table:style-name="Tableau1.A3" office:value-type="string">
            <text:p text:style-name="P4"/>
          </table:table-cell>
        </table:table-row>
        <table:table-row>
          <table:table-cell table:style-name="Tableau1.A6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>
          <table:table-cell table:style-name="Tableau1.A1" office:value-type="string">
            <text:p text:style-name="P2">./analog -g nomfichier.dot nomfichier.log</text:p>
          </table:table-cell>
          <table:table-cell table:style-name="Tableau1.A1" table:number-columns-spanned="2" office:value-type="string">
            <text:p text:style-name="P4"/>
          </table:table-cell>
          <table:covered-table-cell/>
          <table:table-cell table:style-name="Tableau1.A1" office:value-type="string">
            <text:p text:style-name="P4"/>
          </table:table-cell>
        </table:table-row>
        <table:table-row>
          <table:table-cell table:style-name="Tableau1.A3" office:value-type="string">
            <text:p text:style-name="P2">./analog -g</text:p>
          </table:table-cell>
          <table:table-cell table:style-name="Tableau1.A3" table:number-columns-spanned="2" office:value-type="string">
            <text:p text:style-name="P2">Argument invalide</text:p>
          </table:table-cell>
          <table:covered-table-cell/>
          <table:table-cell table:style-name="Tableau1.A3" office:value-type="string">
            <text:p text:style-name="P4"/>
          </table:table-cell>
        </table:table-row>
        <table:table-row>
          <table:table-cell table:style-name="Tableau1.A3" office:value-type="string">
            <text:p text:style-name="P2">./analog -g nomfichier.toto nomfichier.log</text:p>
            <text:p text:style-name="P2">ou</text:p>
            <text:p text:style-name="P2">./analog -g -e nomfichier.dot nomfichier.log</text:p>
            <text:p text:style-name="P2">[...]</text:p>
          </table:table-cell>
          <table:table-cell table:style-name="Tableau1.A3" table:number-columns-spanned="2" office:value-type="string">
            <text:p text:style-name="P2">Nom de fichier incorrect(.dot attendu)</text:p>
          </table:table-cell>
          <table:covered-table-cell/>
          <table:table-cell table:style-name="Tableau1.A3" office:value-type="string">
            <text:p text:style-name="P4"/>
          </table:table-cell>
        </table:table-row>
        <table:table-row>
          <table:table-cell table:style-name="Tableau1.A3" office:value-type="string">
            <text:p text:style-name="P2">./analog -g nomfichier1.dot -g nomfichier2.dot nomfichier.log</text:p>
          </table:table-cell>
          <table:table-cell table:style-name="Tableau1.A3" table:number-columns-spanned="2" office:value-type="string">
            <text:p text:style-name="P2">Option -g déjà utilisée</text:p>
          </table:table-cell>
          <table:covered-table-cell/>
          <table:table-cell table:style-name="Tableau1.A3" office:value-type="string">
            <text:p text:style-name="P4"/>
          </table:table-cell>
        </table:table-row>
        <table:table-row>
          <table:table-cell table:style-name="Tableau1.A6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>
          <table:table-cell table:style-name="Tableau1.A1" office:value-type="string">
            <text:p text:style-name="P2">./analog -e nomfichier.log</text:p>
          </table:table-cell>
          <table:table-cell table:style-name="Tableau1.A1" table:number-columns-spanned="2" office:value-type="string">
            <text:p text:style-name="P4"/>
          </table:table-cell>
          <table:covered-table-cell/>
          <table:table-cell table:style-name="Tableau1.A1" office:value-type="string">
            <text:p text:style-name="P4"/>
          </table:table-cell>
        </table:table-row>
        <table:table-row>
          <table:table-cell table:style-name="Tableau1.A1" office:value-type="string">
            <text:p text:style-name="P2">./analog -e -t 22 -g nomfichier.dot nomfichier.log</text:p>
          </table:table-cell>
          <table:table-cell table:style-name="Tableau1.A1" table:number-columns-spanned="2" office:value-type="string">
            <text:p text:style-name="P4"/>
          </table:table-cell>
          <table:covered-table-cell/>
          <table:table-cell table:style-name="Tableau1.A1" office:value-type="string">
            <text:p text:style-name="P4"/>
          </table:table-cell>
        </table:table-row>
        <table:table-row>
          <table:table-cell table:style-name="Tableau1.A6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>
          <table:table-cell table:style-name="Tableau1.A1" office:value-type="string">
            <text:p text:style-name="P2">./analog -t &lt;heure&gt;</text:p>
          </table:table-cell>
          <table:table-cell table:style-name="Tableau1.A1" office:value-type="string">
            <text:p text:style-name="P4"/>
          </table:table-cell>
          <table:table-cell table:style-name="Tableau1.A1" table:number-columns-spanned="2" office:value-type="string">
            <text:p text:style-name="P4"/>
          </table:table-cell>
          <table:covered-table-cell/>
        </table:table-row>
        <table:table-row table:style-name="Tableau1.16">
          <table:table-cell table:style-name="Tableau1.A3" office:value-type="string">
            <text:p text:style-name="P2">./analog -t 24</text:p>
            <text:p text:style-name="P2">ou</text:p>
            <text:p text:style-name="P2">./analog -t qsdkl</text:p>
            <text:p text:style-name="P2">ou</text:p>
            <text:p text:style-name="P2">./analog -t 22.4</text:p>
            <text:p text:style-name="P2">[...]</text:p>
          </table:table-cell>
          <table:table-cell table:style-name="Tableau1.A3" office:value-type="string">
            <text:p text:style-name="P2">Heure invalide : elle doit être un entier compris dans l’intervalle [0 ; 23]</text:p>
          </table:table-cell>
          <table:table-cell table:style-name="Tableau1.A3" table:number-columns-spanned="2" office:value-type="string">
            <text:p text:style-name="P4"/>
          </table:table-cell>
          <table:covered-table-cell/>
        </table:table-row>
        <table:table-row table:style-name="Tableau1.16">
          <table:table-cell table:style-name="Tableau1.A17" office:value-type="string">
            <text:p text:style-name="P2">./analog -g nomfichier.dot nomfichier.log -e</text:p>
          </table:table-cell>
          <table:table-cell table:style-name="Tableau1.A17" office:value-type="string">
            <text:p text:style-name="P2">Les options doivent se trouver directement derrière le nom du programme</text:p>
          </table:table-cell>
          <table:table-cell table:style-name="Tableau1.A17" table:number-columns-spanned="2" office:value-type="string">
            <text:p text:style-name="P4"/>
          </table:table-cell>
          <table:covered-table-cell/>
        </table:table-row>
      </table:table>
      <text:p text:style-name="P4"/>
      <text:p text:style-name="P2">Spécifications pour les urls:</text:p>
      <text:p text:style-name="P2"><text:tab/>- On ne prends pas en compte les paramètres d'une requête, tout ce qu'il y a après le point d'interrogation compris.</text:p>
      <text:p text:style-name="P2"><text:tab/>- Si un "/" est présent à la fin de l'url il est supprimé</text:p>
      <text:p text:style-name="P1"><text:span text:style-name="T2"><text:tab/>- Le prédicat "</text:span><text:a xlink:type="simple" xlink:href="https://intranet.if.insa-lyon.fr/" text:style-name="Internet_20_link" text:visited-style-name="Visited_20_Internet_20_Link"><text:span text:style-name="T6">https://intranet.if.insa-lyon.fr/</text:span></text:a><text:span text:style-name="T2">" est automatiquement retiré de l'url. <text:s/></text:span></text:p>
      <text:p text:style-name="P4"/>
      <text:p text:style-name="P4"/>
      <text:p text:style-name="P4"/>
      <text:p text:style-name="P4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2">set&lt;URLHits&gt;</text:p>
          </table:table-cell>
          <table:table-cell table:style-name="Tableau2.A1" office:value-type="string">
            <text:p text:style-name="P2">map&lt;string, URLHits*&gt;</text:p>
          </table:table-cell>
          <table:table-cell table:style-name="Tableau2.A1" office:value-type="string">
            <text:p text:style-name="P2">map&lt;pair&lt;string*, string*&gt;, unsigned int&gt;</text:p>
          </table:table-cell>
          <table:table-cell table:style-name="Tableau2.A1" office:value-type="string">
            <text:p text:style-name="P2">set&lt;string&gt;</text:p>
          </table:table-cell>
        </table:table-row>
        <table:table-row>
          <table:table-cell table:style-name="Tableau2.A1" office:value-type="string">
            <text:p text:style-name="P2">Insertion</text:p>
          </table:table-cell>
          <table:table-cell table:style-name="Tableau2.B2" office:value-type="string">
            <text:p text:style-name="P2">O(log(n))</text:p>
          </table:table-cell>
          <table:table-cell table:style-name="Tableau2.B2" office:value-type="string">
            <text:p text:style-name="P2">O(log(n))</text:p>
          </table:table-cell>
          <table:table-cell table:style-name="Tableau2.B2" office:value-type="string">
            <text:p text:style-name="P2">O(log(n))</text:p>
          </table:table-cell>
          <table:table-cell table:style-name="Tableau2.B2" office:value-type="string">
            <text:p text:style-name="P2">O(log(n))</text:p>
          </table:table-cell>
        </table:table-row>
        <table:table-row>
          <table:table-cell table:style-name="Tableau2.A1" office:value-type="string">
            <text:p text:style-name="P2">Recherche</text:p>
          </table:table-cell>
          <table:table-cell table:style-name="Tableau2.A1" office:value-type="string">
            <text:p text:style-name="P2">O(log(n))</text:p>
          </table:table-cell>
          <table:table-cell table:style-name="Tableau2.B2" office:value-type="string">
            <text:p text:style-name="P2">O(log(n))</text:p>
          </table:table-cell>
          <table:table-cell table:style-name="Tableau2.B2" office:value-type="string">
            <text:p text:style-name="P2">O(log(n))</text:p>
          </table:table-cell>
          <table:table-cell table:style-name="Tableau2.B2" office:value-type="string">
            <text:p text:style-name="P2">O(log(n))</text:p>
          </table:table-cell>
        </table:table-row>
        <table:table-row>
          <table:table-cell table:style-name="Tableau2.A1" office:value-type="string">
            <text:p text:style-name="P2">Accès direct</text:p>
          </table:table-cell>
          <table:table-cell table:style-name="Tableau2.B2" office:value-type="string">
            <text:p text:style-name="P2">O(1)</text:p>
          </table:table-cell>
          <table:table-cell table:style-name="Tableau2.A1" office:value-type="string">
            <text:p text:style-name="P2">O(1)</text:p>
          </table:table-cell>
          <table:table-cell table:style-name="Tableau2.A1" office:value-type="string">
            <text:p text:style-name="P2">O(1)</text:p>
          </table:table-cell>
          <table:table-cell table:style-name="Tableau2.A1" office:value-type="string">
            <text:p text:style-name="P2">O(1)</text:p>
          </table:table-cell>
        </table:table-row>
      </table:table>
      <text:p text:style-name="P4"/>
      <text:p text:style-name="P2"><text:soft-page-break/>A la lecture d’un fichier (insertion des données) : O(3*log(n))</text:p>
      <text:p text:style-name="P4"/>
      <text:p text:style-name="P2">A l’incrémentation du nombre de hits d’une URL : O(log(n))</text:p>
      <text:p text:style-name="P4"/>
      <text:p text:style-name="P2">A l’incrémentation du nombre de hits d’une URL depuis un referer : O(log(n))</text:p>
      <text:p text:style-name="P4"/>
      <text:p text:style-name="P4"/>
      <text:p text:style-name="P4"/>
      <text:p text:style-name="P4"/>
      <text:p text:style-name="P4"/>
      <text:p text:style-name="P3">Algorithme d’insertion des données</text:p>
      <text:p text:style-name="P4"/>
      <text:p text:style-name="P1"><text:span text:style-name="T2">pour chaque ligne du fichier </text:span><text:span text:style-name="T7">(O(n))</text:span></text:p>
      <text:p text:style-name="P1"><text:span text:style-name="T2"><text:tab/>si l’url n’a jamais été rencontrée</text:span><text:span text:style-name="T3"> </text:span><text:span text:style-name="T7">(O(log(n)))</text:span></text:p>
      <text:p text:style-name="P2"><text:tab/><text:tab/>crée un URLHits</text:p>
      <text:p text:style-name="P1"><text:span text:style-name="T2"><text:tab/><text:tab/>l’ajoute a l’association url </text:span><text:span text:style-name="T4">↔</text:span><text:span text:style-name="T2"> URLHits (map&lt;string, URLHits*&gt;) </text:span><text:span text:style-name="T7">(O(log(n)))</text:span></text:p>
      <text:p text:style-name="P1"><text:span text:style-name="T2"><text:tab/><text:tab/>l’ajoute au classement par hits (set&lt;URLHits&gt;) </text:span><text:span text:style-name="T7">(O(log(n)))</text:span></text:p>
      <text:p text:style-name="P1"><text:span text:style-name="T2"><text:tab/>si la paire (url ; referer) n’a jamais été rencontrée </text:span><text:span text:style-name="T7">(O(log(n)))</text:span></text:p>
      <text:p text:style-name="P2"><text:tab/><text:tab/>crée la paire (url ; referer)</text:p>
      <text:p text:style-name="P1"><text:span text:style-name="T2"><text:tab/><text:tab/>l’ajoute a l’association entre la paire et le nombre de hits (map&lt;pair&lt;string*, <text:tab/><text:tab/><text:tab/>string*&gt;, unsigned int&gt;) </text:span><text:span text:style-name="T7">(O(log(n)))</text:span></text:p>
      <text:p text:style-name="P1"><text:span text:style-name="T2"><text:tab/>incremente le nombre de hits de l’url </text:span><text:span text:style-name="T7">(O(1))</text:span></text:p>
      <text:p text:style-name="P1"><text:span text:style-name="T2"><text:tab/>incremente le nombre de hits de la paire (url ; referer) <text:s/></text:span><text:span text:style-name="T7">(O(1))</text:span></text:p>
      <text:p text:style-name="P4"/>
      <text:p text:style-name="P5">Complexité totale dans le pire des cas O(n * 5 * log(n))</text:p>
      <text:p text:style-name="P4"/>
      <text:p text:style-name="P4"/>
      <text:p text:style-name="P3">Algorithme de recherche du top 10</text:p>
      <text:p text:style-name="P4"/>
      <text:p text:style-name="P2">pour i allant de 0 à 9</text:p>
      <text:p text:style-name="P1"><text:span text:style-name="T2"><text:tab/>urlHits </text:span><text:span text:style-name="T5">←</text:span><text:span text:style-name="T2"> URLHits[i] <text:s/></text:span><text:span text:style-name="T7">(O(1))</text:span></text:p>
      <text:p text:style-name="P2"><text:tab/>affiche urlHits.url </text:p>
      <text:p text:style-name="P4"/>
      <text:p text:style-name="P1"><text:span text:style-name="T7">Complexité totale dans le pire des cas O(10) </text:span><text:span text:style-name="T8">→</text:span><text:span text:style-name="T7"> O(1)</text:span></text:p>
      <text:p text:style-name="P4"/>
      <text:p text:style-name="P3">Algorithme de génération du graphique</text:p>
      <text:p text:style-name="P4"/>
      <text:p text:style-name="P1"><text:span text:style-name="T9">pour chaque tuple (&lt;&lt;referer, cible&gt;, hits&gt;) de map&lt;pair&lt;string*, string*&gt;, unsigned int&gt; </text:span><text:span text:style-name="T7">(O(n))</text:span></text:p>
      <text:p text:style-name="P1"><text:span text:style-name="T7"><text:tab/></text:span><text:span text:style-name="T9">si l’url de referer ne se trouve pas dans les n</text:span><text:span text:style-name="T10">œuds d</text:span><text:span text:style-name="T9">éjà créées (set&lt;string&gt;) </text:span><text:span text:style-name="T7">(O(log(n)))</text:span></text:p>
      <text:p text:style-name="P1"><text:span text:style-name="T9"><text:tab/><text:tab/>crée le n</text:span><text:span text:style-name="T10">œud referer</text:span></text:p>
      <text:p text:style-name="P1"><text:span text:style-name="T9"><text:tab/><text:tab/>insère l’url dans la liste de n</text:span><text:span text:style-name="T10">œuds cr</text:span><text:span text:style-name="T9">éés (set&lt;string&gt;) </text:span><text:span text:style-name="T7">(O(log(n)))</text:span></text:p>
      <text:p text:style-name="P1"><text:span text:style-name="T9"><text:tab/>si l’url de cible ne se trouve pas dans les n</text:span><text:span text:style-name="T10">œuds d</text:span><text:span text:style-name="T9">éjà créées (set&lt;string&gt;) </text:span><text:span text:style-name="T7">(O(log(n)))</text:span></text:p>
      <text:p text:style-name="P1"><text:span text:style-name="T9"><text:tab/><text:tab/>crée le n</text:span><text:span text:style-name="T10">œud cible</text:span></text:p>
      <text:p text:style-name="P1"><text:span text:style-name="T9"><text:tab/><text:tab/>insère l’url dans la liste de n</text:span><text:span text:style-name="T10">œuds cr</text:span><text:span text:style-name="T9">éées (set&lt;string&gt;) </text:span><text:span text:style-name="T7">(O(log(n)))</text:span></text:p>
      <text:p text:style-name="P6"><text:soft-page-break/><text:tab/>crée une flèche de referer vers cible avec le label hits</text:p>
      <text:p text:style-name="P4"/>
      <text:p text:style-name="P4"/>
      <text:p text:style-name="P5">Complexité totale dans le pire des cas O(n * 4 log(n)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Arial" svg:font-family="Arial"/>
    <style:font-face style:name="Calibri1" svg:font-family="Calibri"/>
    <style:font-face style:name="Cambria Math" svg:font-family="'Cambria Math'"/>
    <style:font-face style:name="Liberation Serif" svg:font-family="'Liberation Serif'"/>
    <style:font-face style:name="Segoe UI Symbol" svg:font-family="'Segoe UI Symbol'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0-01-22T17:12:37.20</dc:date>
    <dc:creator>Fab Narboux</dc:creator>
    <meta:editing-duration>PT59M59S</meta:editing-duration>
    <meta:editing-cycles>2</meta:editing-cycles>
    <meta:generator>OpenOffice/4.1.3$Win32 OpenOffice.org_project/413m1$Build-9783</meta:generator>
    <meta:document-statistic meta:table-count="2" meta:image-count="0" meta:object-count="0" meta:page-count="3" meta:paragraph-count="83" meta:word-count="442" meta:character-count="2917"/>
  </office:meta>
</office:document-meta>
</file>